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75796C6133000F0.png" manifest:media-type="image/png"/>
  <manifest:file-entry manifest:full-path="Pictures/1000000000000556000003006E8E008F0B4F577E.png" manifest:media-type="image/png"/>
  <manifest:file-entry manifest:full-path="Pictures/100000000000055600000300FB5110A669B30C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48cm, 2.351cm, 0.527cm, 4.4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348cm, 2.351cm, 0.527cm, 4.4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-2cm" svg:y="-0.034cm" svg:width="21.001cm" svg:height="17.44cm" draw:z-index="0"><draw:image xlink:href="Pictures/100000000000055600000300FB5110A669B30C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Bild2" text:anchor-type="paragraph" svg:width="21.001cm" svg:height="17.44cm" draw:z-index="1"><draw:image xlink:href="Pictures/1000000000000556000003006E8E008F0B4F577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Bild3" text:anchor-type="paragraph" svg:width="21.001cm" svg:height="17.44cm" draw:z-index="2"><draw:image xlink:href="Pictures/100000000000055600000300975796C6133000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4:34:36.186103893</meta:creation-date>
    <meta:generator>LibreOffice/5.1.6.2$Linux_X86_64 LibreOffice_project/10m0$Build-2</meta:generator>
    <dc:date>2017-07-08T14:37:19.014349402</dc:date>
    <meta:editing-duration>PT2M43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